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3328" calcext:value-type="float">
            <text:p>74.6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1112" calcext:value-type="float">
            <text:p>75.1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9128" calcext:value-type="float">
            <text:p>75.3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8376" calcext:value-type="float">
            <text:p>75.3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9232" calcext:value-type="float">
            <text:p>75.3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0088" calcext:value-type="float">
            <text:p>75.3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7792" calcext:value-type="float">
            <text:p>75.2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0256" calcext:value-type="float">
            <text:p>75.2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1176" calcext:value-type="float">
            <text:p>74.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4368" calcext:value-type="float">
            <text:p>75.3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4816" calcext:value-type="float">
            <text:p>73.5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0256" calcext:value-type="float">
            <text:p>75.2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1176" calcext:value-type="float">
            <text:p>74.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0448" calcext:value-type="float">
            <text:p>74.4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1576" calcext:value-type="float">
            <text:p>74.3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4728" calcext:value-type="float">
            <text:p>74.4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9632" calcext:value-type="float">
            <text:p>74.7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7352" calcext:value-type="float">
            <text:p>71.7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3448" calcext:value-type="float">
            <text:p>71.7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0504" calcext:value-type="float">
            <text:p>71.8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7456" calcext:value-type="float">
            <text:p>71.8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832" calcext:value-type="float">
            <text:p>71.8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2216" calcext:value-type="float">
            <text:p>71.8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556" calcext:value-type="float">
            <text:p>74.9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1784" calcext:value-type="float">
            <text:p>74.4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1968" calcext:value-type="float">
            <text:p>75.1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6688" calcext:value-type="float">
            <text:p>74.8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1344" calcext:value-type="float">
            <text:p>74.7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0992" calcext:value-type="float">
            <text:p>74.2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4456" calcext:value-type="float">
            <text:p>74.5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26" calcext:value-type="float">
            <text:p>74.1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248" calcext:value-type="float">
            <text:p>71.3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1952" calcext:value-type="float">
            <text:p>74.2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9968" calcext:value-type="float">
            <text:p>74.4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5208" calcext:value-type="float">
            <text:p>74.4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4472" calcext:value-type="float">
            <text:p>75.4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8424" calcext:value-type="float">
            <text:p>74.2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1952" calcext:value-type="float">
            <text:p>74.2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3768" calcext:value-type="float">
            <text:p>74.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3496" calcext:value-type="float">
            <text:p>74.4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3496" calcext:value-type="float">
            <text:p>74.4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5792" calcext:value-type="float">
            <text:p>74.5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7024" calcext:value-type="float">
            <text:p>74.4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8464" calcext:value-type="float">
            <text:p>74.5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6688" calcext:value-type="float">
            <text:p>74.8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9736" calcext:value-type="float">
            <text:p>74.8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4896" calcext:value-type="float">
            <text:p>74.2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5984" calcext:value-type="float">
            <text:p>73.7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7352" calcext:value-type="float">
            <text:p>71.7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6808" calcext:value-type="float">
            <text:p>71.9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7272" calcext:value-type="float">
            <text:p>71.1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7824" calcext:value-type="float">
            <text:p>73.2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7824" calcext:value-type="float">
            <text:p>73.2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892" calcext:value-type="float">
            <text:p>67.5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2136" calcext:value-type="float">
            <text:p>71.1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8232" calcext:value-type="float">
            <text:p>71.1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1592" calcext:value-type="float">
            <text:p>71.4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1216" calcext:value-type="float">
            <text:p>71.4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3784" calcext:value-type="float">
            <text:p>71.4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3784" calcext:value-type="float">
            <text:p>71.4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6456" calcext:value-type="float">
            <text:p>71.4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988" calcext:value-type="float">
            <text:p>71.4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7" calcext:value-type="float">
            <text:p>71.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7584" calcext:value-type="float">
            <text:p>71.3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7688" calcext:value-type="float">
            <text:p>71.4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736" calcext:value-type="float">
            <text:p>71.4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2072" calcext:value-type="float">
            <text:p>71.4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728" calcext:value-type="float">
            <text:p>71.7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756" calcext:value-type="float">
            <text:p>71.9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1088" calcext:value-type="float">
            <text:p>71.9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1088" calcext:value-type="float">
            <text:p>71.9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1568" calcext:value-type="float">
            <text:p>71.9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9992" calcext:value-type="float">
            <text:p>73.8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5984" calcext:value-type="float">
            <text:p>73.7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7936" calcext:value-type="float">
            <text:p>68.0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09-2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0008" calcext:value-type="float">
            <text:p>74.7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20-01-09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19-09-1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19-05-07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19-01-29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18-09-12 11:45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18-05-01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18-01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108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017-11-14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32" meta:object-count="0"/>
    <meta:user-defined meta:name="AppVersion">3.0</meta:user-defined>
  </office:meta>
</office:document-meta>
</file>